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6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2.042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end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3.335cm" svg:x="1.84cm" svg:y="20.95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8.254cm" svg:height="10.159cm" svg:x="18.315cm" svg:y="20.955cm" svg:viewBox="0 0 8255 10160" draw:points="0,10160 0,0 8255,0 8255,10160">
          <text:p/>
        </draw:polygon>
        <draw:custom-shape draw:style-name="gr1" draw:text-style-name="P1" draw:layer="layout" svg:width="16.575cm" svg:height="3.175cm" svg:x="1.84cm" svg:y="39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65cm" svg:height="14.625cm" svg:x="1.84cm" svg:y="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442cm" svg:y1="6.555cm" svg:x2="15.442cm" svg:y2="12.253cm" draw:start-shape="id1" draw:start-glue-point="2" draw:end-shape="id2" draw:end-glue-point="0" svg:d="m15442 6555v5698">
          <text:p/>
        </draw:connector>
        <draw:connector draw:style-name="gr3" draw:text-style-name="P1" draw:layer="layout" draw:type="lines" svg:x1="15.442cm" svg:y1="6.555cm" svg:x2="18.202cm" svg:y2="8.255cm" draw:start-shape="id1" draw:start-glue-point="2" draw:end-shape="id3" draw:end-glue-point="0" svg:d="m15442 6555v501l2760 697v502">
          <text:p/>
        </draw:connector>
        <draw:connector draw:style-name="gr3" draw:text-style-name="P1" draw:layer="layout" draw:type="lines" svg:x1="9.947cm" svg:y1="10.16cm" svg:x2="15.442cm" svg:y2="12.253cm" draw:start-shape="id4" draw:start-glue-point="2" draw:end-shape="id2" draw:end-glue-point="0" svg:d="m9947 10160v501l5495 1090v502">
          <text:p/>
        </draw:connector>
        <draw:connector draw:style-name="gr3" draw:text-style-name="P1" draw:layer="layout" draw:type="lines" svg:x1="9.947cm" svg:y1="10.16cm" svg:x2="4.582cm" svg:y2="12.253cm" draw:start-shape="id4" draw:start-glue-point="2" draw:end-shape="id5" draw:end-glue-point="0" svg:d="m9947 10160v501l-5365 1090v502">
          <text:p/>
        </draw:connector>
        <draw:connector draw:style-name="gr3" draw:text-style-name="P1" draw:layer="layout" draw:type="lines" svg:x1="18.202cm" svg:y1="10.16cm" svg:x2="15.442cm" svg:y2="12.253cm" draw:start-shape="id3" draw:start-glue-point="2" draw:end-shape="id2" draw:end-glue-point="0" svg:d="m18202 10160v501l-2760 1090v502">
          <text:p/>
        </draw:connector>
        <draw:connector draw:style-name="gr3" draw:text-style-name="P1" draw:layer="layout" draw:type="lines" svg:x1="18.202cm" svg:y1="10.16cm" svg:x2="4.582cm" svg:y2="12.253cm" draw:start-shape="id3" draw:start-glue-point="2" draw:end-shape="id5" draw:end-glue-point="0" svg:d="m18202 10160v501l-13620 1090v502">
          <text:p/>
        </draw:connector>
        <draw:custom-shape draw:style-name="gr4" draw:text-style-name="P2" xml:id="id15" draw:id="id15" draw:layer="layout" svg:width="3.8cm" svg:height="1.117cm" svg:x="22.21cm" svg:y="8.095cm">
          <text:p text:style-name="P1"><text:span text:style-name="T1">FCL - </text:span><text:span text:style-name="T2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8" draw:id="id18" draw:layer="layout" svg:width="3.81cm" svg:height="1.117cm" svg:x="22.205cm" svg:y="14.198cm">
          <text:p text:style-name="P1"><text:span text:style-name="T1">OMPL </text:span></text:p>
          <text:p text:style-name="P1"><text:span text:style-name="T2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3.85cm" svg:height="1.117cm" svg:x="22.185cm" svg:y="6.703cm">
          <text:p text:style-name="P1"><text:span text:style-name="T1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6.079cm" svg:height="1.306cm" svg:x="1.176cm" svg:y="2.867cm">
          <draw:text-box>
            <text:p><text:span text:style-name="T3"/></text:p>
            <text:p><text:span text:style-name="T4">Package: moveit_core</text:span></text:p>
          </draw:text-box>
        </draw:frame>
        <draw:frame draw:style-name="gr5" draw:layer="layout" svg:width="7.984cm" svg:height="1.306cm" svg:x="1.176cm" svg:y="19.51cm">
          <draw:text-box>
            <text:p><text:span text:style-name="T3"/></text:p>
            <text:p><text:span text:style-name="T4">Package: moveit_ros</text:span></text:p>
          </draw:text-box>
        </draw:frame>
        <draw:custom-shape draw:style-name="gr6" draw:text-style-name="P3" xml:id="id7" draw:id="id7" draw:layer="layout" svg:width="4.655cm" svg:height="1.905cm" svg:x="7.607cm" svg:y="21.39cm">
          <text:p text:style-name="P1"><text:span text:style-name="T5">Planning Pipeline</text:span></text:p>
          <text:p text:style-name="P1"><text:span text:style-name="T6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4.655cm" svg:height="1.905cm" svg:x="13.115cm" svg:y="21.39cm">
          <text:p text:style-name="P1"><text:span text:style-name="T5">Planning Scene Monitor</text:span></text:p>
          <text:p text:style-name="P1"><text:span text:style-name="T6">Maintains a planning scene <text:s/>given sensor 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1" draw:id="id31" draw:layer="layout" svg:width="4.655cm" svg:height="1.905cm" svg:x="20.983cm" svg:y="22.225cm">
          <text:p text:style-name="P1"><text:span text:style-name="T5">Setup Assistant</text:span></text:p>
          <text:p text:style-name="P1"><text:span text:style-name="T6">Setup tools and GUI for MoveI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0" draw:id="id10" draw:layer="layout" svg:width="4.655cm" svg:height="1.905cm" svg:x="2.54cm" svg:y="27.94cm">
          <text:p text:style-name="P1"><text:span text:style-name="T5">Warehouse</text:span></text:p>
          <text:p text:style-name="P1"><text:span text:style-name="T6">Stores planning scenes, requests, and respon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1" draw:id="id11" draw:layer="layout" svg:width="4.655cm" svg:height="1.905cm" svg:x="2.54cm" svg:y="24.765cm">
          <text:p text:style-name="P1"><text:span text:style-name="T5">Benchmarks</text:span></text:p>
          <text:p text:style-name="P1"><text:span text:style-name="T6">Algorithm testing su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8.8cm" svg:y1="17.318cm" svg:x2="9.934cm" svg:y2="21.39cm" draw:start-shape="id6" draw:start-glue-point="2" draw:end-shape="id7" draw:end-glue-point="0" svg:d="m18800 17318v501l-8866 3069v502">
          <text:p/>
        </draw:connector>
        <draw:connector draw:style-name="gr3" draw:text-style-name="P1" draw:layer="layout" draw:type="lines" svg:x1="12.791cm" svg:y1="17.58cm" svg:x2="9.934cm" svg:y2="21.39cm" draw:start-shape="id8" draw:start-glue-point="2" draw:end-shape="id7" draw:end-glue-point="0" svg:d="m12791 17580v501l-2857 2807v502">
          <text:p/>
        </draw:connector>
        <draw:connector draw:style-name="gr3" draw:text-style-name="P1" draw:layer="layout" draw:type="lines" svg:x1="15.442cm" svg:y1="14.158cm" svg:x2="15.442cm" svg:y2="21.39cm" draw:start-shape="id2" draw:start-glue-point="2" draw:end-shape="id9" svg:d="m15442 14158v501 6229 502">
          <text:p/>
        </draw:connector>
        <draw:connector draw:style-name="gr3" draw:text-style-name="P1" draw:layer="layout" draw:type="lines" svg:x1="4.867cm" svg:y1="27.94cm" svg:x2="4.867cm" svg:y2="26.67cm" draw:start-shape="id10" draw:end-shape="id11" svg:d="m4867 27940v-502-267-501">
          <text:p/>
        </draw:connector>
        <draw:frame draw:style-name="gr5" draw:text-style-name="P4" draw:layer="layout" svg:width="13.335cm" svg:height="1.941cm" svg:x="0.735cm" svg:y="0.725cm">
          <draw:text-box>
            <text:p><text:span text:style-name="T7">MoveIt – A Planning Framework</text:span></text:p>
            <text:p><text:span text:style-name="T8">API Overview</text:span></text:p>
          </draw:text-box>
        </draw:frame>
        <draw:connector draw:style-name="gr3" draw:text-style-name="P1" draw:layer="layout" draw:type="lines" svg:x1="18.775cm" svg:y1="5.602cm" svg:x2="17.77cm" svg:y2="5.602cm" draw:start-shape="id12" draw:start-glue-point="3" draw:end-shape="id1" svg:d="m18775 5602h-502-2-501">
          <text:p/>
        </draw:connector>
        <draw:custom-shape draw:style-name="gr6" draw:text-style-name="P3" xml:id="id12" draw:id="id12" draw:layer="layout" svg:width="4.655cm" svg:height="1.905cm" svg:x="18.775cm" svg:y="4.65cm">
          <text:p text:style-name="P1"><text:span text:style-name="T5">Geometric Shapes</text:span></text:p>
          <text:p text:style-name="P1"><text:span text:style-name="T6">Representation of geometric primitives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4.655cm" svg:height="1.905cm" svg:x="13.115cm" svg:y="12.253cm">
          <text:p text:style-name="P1"><text:span text:style-name="T5">PlanningScene</text:span></text:p>
          <text:p text:style-name="P1"><text:span text:style-name="T6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4.655cm" svg:height="1.905cm" svg:x="7.62cm" svg:y="8.255cm">
          <text:p text:style-name="P1"><text:span text:style-name="T9">Kinematic Constraints</text:span></text:p>
          <text:p text:style-name="P1"><text:span text:style-name="T6">Representation &amp; eval. of kinematic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4.655cm" svg:height="1.905cm" svg:x="15.875cm" svg:y="8.255cm">
          <text:p text:style-name="P1"><text:span text:style-name="T9">Collision Detection</text:span></text:p>
          <text:p text:style-name="P1"><text:span text:style-name="T10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4.655cm" svg:height="1.905cm" svg:x="13.115cm" svg:y="4.65cm">
          <text:p text:style-name="P1"><text:span text:style-name="T9">Kinematic Model/State</text:span></text:p>
          <text:p text:style-name="P1"><text:span text:style-name="T6">Represent robot planning model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284cm" svg:height="1.117cm" svg:x="11.665cm" svg:y="2.54cm">
          <text:p text:style-name="P1"><text:span text:style-name="T11">URDF </text:span><text:span text:style-name="T6">- Robot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3.307cm" svg:y1="3.657cm" svg:x2="15.442cm" svg:y2="4.65cm" draw:start-shape="id13" draw:start-glue-point="2" draw:end-shape="id1" draw:end-glue-point="0" svg:d="m13307 3657v501l2135-10v502">
          <text:p/>
        </draw:connector>
        <draw:custom-shape draw:style-name="gr4" draw:text-style-name="P2" xml:id="id14" draw:id="id14" draw:layer="layout" svg:width="3.8cm" svg:height="1.117cm" svg:x="22.21cm" svg:y="9.518cm">
          <text:p text:style-name="P1"><text:span text:style-name="T1">PCD </text:span><text:span text:style-name="T2">- <text:s/>Collision Distance Field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1cm" svg:y1="10.076cm" svg:x2="20.53cm" svg:y2="9.207cm" draw:start-shape="id14" draw:start-glue-point="3" draw:end-shape="id3" draw:end-glue-point="1" svg:d="m22210 10076-1680-869">
          <text:p/>
        </draw:connector>
        <draw:connector draw:style-name="gr9" draw:text-style-name="P1" draw:layer="layout" draw:type="line" svg:x1="22.21cm" svg:y1="8.653cm" svg:x2="20.53cm" svg:y2="9.207cm" draw:start-shape="id15" draw:start-glue-point="3" draw:end-shape="id3" draw:end-glue-point="1" svg:d="m22210 8653-1680 554">
          <text:p/>
        </draw:connector>
        <draw:connector draw:style-name="gr3" draw:text-style-name="P1" draw:layer="layout" draw:type="lines" svg:x1="15.442cm" svg:y1="6.555cm" svg:x2="9.947cm" svg:y2="8.255cm" draw:start-shape="id1" draw:start-glue-point="2" draw:end-shape="id4" draw:end-glue-point="0" svg:d="m15442 6555v501l-5495 697v502">
          <text:p/>
        </draw:connector>
        <draw:connector draw:style-name="gr9" draw:text-style-name="P1" draw:layer="layout" draw:type="line" svg:x1="22.185cm" svg:y1="7.261cm" svg:x2="21.102cm" svg:y2="6.555cm" draw:start-shape="id16" draw:start-glue-point="3" draw:end-shape="id12" draw:end-glue-point="2" svg:d="m22185 7261-1083-706">
          <text:p/>
        </draw:connector>
        <draw:connector draw:style-name="gr3" draw:text-style-name="P1" draw:layer="layout" draw:type="lines" svg:x1="15.442cm" svg:y1="14.158cm" svg:x2="18.8cm" svg:y2="15.413cm" draw:start-shape="id2" draw:start-glue-point="2" draw:end-shape="id6" draw:end-glue-point="0" svg:d="m15442 14158v501l3358 252v502">
          <text:p/>
        </draw:connector>
        <draw:connector draw:style-name="gr3" draw:text-style-name="P1" draw:layer="layout" draw:type="lines" svg:x1="16.473cm" svg:y1="16.365cm" svg:x2="15.119cm" svg:y2="16.396cm" draw:start-shape="id6" draw:end-shape="id8" svg:d="m16473 16365h-502l-351 31h-501">
          <text:p/>
        </draw:connector>
        <draw:custom-shape draw:style-name="gr4" draw:text-style-name="P2" xml:id="id17" draw:id="id17" draw:layer="layout" svg:width="3.81cm" svg:height="1.117cm" svg:x="22.205cm" svg:y="15.803cm">
          <text:p text:style-name="P1"><text:span text:style-name="T1">SBPL</text:span></text:p>
          <text:p text:style-name="P1"><text:span text:style-name="T2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6.361cm" svg:x2="21.128cm" svg:y2="16.365cm" draw:start-shape="id17" draw:start-glue-point="3" draw:end-shape="id6" draw:end-glue-point="1" svg:d="m22205 16361-1077 4">
          <text:p/>
        </draw:connector>
        <draw:custom-shape draw:style-name="gr4" draw:text-style-name="P2" xml:id="id19" draw:id="id19" draw:layer="layout" svg:width="3.81cm" svg:height="1.117cm" svg:x="22.205cm" svg:y="17.273cm">
          <text:p text:style-name="P1"><text:span text:style-name="T1">CHOMP </text:span></text:p>
          <text:p text:style-name="P1"><text:span text:style-name="T2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4.756cm" svg:x2="21.128cm" svg:y2="16.365cm" draw:start-shape="id18" draw:start-glue-point="3" draw:end-shape="id6" draw:end-glue-point="1" svg:d="m22205 14756-1077 1609">
          <text:p/>
        </draw:connector>
        <draw:connector draw:style-name="gr9" draw:text-style-name="P1" draw:layer="layout" draw:type="line" svg:x1="22.205cm" svg:y1="17.831cm" svg:x2="21.128cm" svg:y2="16.365cm" draw:start-shape="id19" draw:start-glue-point="3" draw:end-shape="id6" draw:end-glue-point="1" svg:d="m22205 17831-1077-1466">
          <text:p/>
        </draw:connector>
        <draw:connector draw:style-name="gr3" draw:text-style-name="P1" draw:layer="layout" draw:type="lines" svg:x1="15.442cm" svg:y1="23.295cm" svg:x2="14.012cm" svg:y2="27.94cm" draw:start-shape="id9" draw:start-glue-point="2" draw:end-shape="id20" draw:end-glue-point="0" svg:d="m15442 23295v501l-1430 3642v502">
          <text:p/>
        </draw:connector>
        <draw:connector draw:style-name="gr3" draw:text-style-name="P1" draw:layer="layout" draw:type="lines" svg:x1="9.934cm" svg:y1="23.295cm" svg:x2="4.867cm" svg:y2="24.765cm" draw:start-shape="id7" draw:start-glue-point="2" draw:end-shape="id11" draw:end-glue-point="0" svg:d="m9934 23295v501l-5067 467v502">
          <text:p/>
        </draw:connector>
        <draw:connector draw:style-name="gr3" draw:text-style-name="P1" draw:layer="layout" draw:type="lines" svg:x1="15.442cm" svg:y1="23.295cm" svg:x2="12.275cm" svg:y2="25.717cm" draw:start-shape="id9" draw:start-glue-point="2" draw:end-shape="id21" svg:d="m15442 23295v501l-2666 1921h-501">
          <text:p/>
        </draw:connector>
        <draw:custom-shape draw:style-name="gr7" draw:text-style-name="P3" xml:id="id22" draw:id="id22" draw:layer="layout" svg:width="3.284cm" svg:height="1.117cm" svg:x="17.158cm" svg:y="19.455cm">
          <text:p text:style-name="P1"><text:span text:style-name="T11">Robot Senso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158cm" svg:y1="20.013cm" svg:x2="15.442cm" svg:y2="21.39cm" draw:start-shape="id22" draw:start-glue-point="3" draw:end-shape="id9" draw:end-glue-point="0" svg:d="m17158 20013h-501l-1215 875v502">
          <text:p/>
        </draw:connector>
        <draw:custom-shape draw:style-name="gr6" draw:text-style-name="P3" xml:id="id23" draw:id="id23" draw:layer="layout" svg:width="4.655cm" svg:height="1.905cm" svg:x="19.685cm" svg:y="25.4cm">
          <text:p text:style-name="P1"><text:span text:style-name="T5">RViz Plugins</text:span></text:p>
          <text:p text:style-name="P1"><text:span text:style-name="T6">Visualize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5.442cm" svg:y1="23.295cm" svg:x2="22.012cm" svg:y2="25.4cm" draw:start-shape="id9" draw:start-glue-point="2" draw:end-shape="id23" draw:end-glue-point="0" svg:d="m15442 23295v501l6570 1102v502">
          <text:p/>
        </draw:connector>
        <draw:custom-shape draw:style-name="gr6" draw:text-style-name="P3" xml:id="id5" draw:id="id5" draw:layer="layout" svg:width="4.655cm" svg:height="1.905cm" svg:x="2.255cm" svg:y="12.253cm">
          <text:p text:style-name="P1"><text:span text:style-name="T5">Constraint Samples</text:span></text:p>
          <text:p text:style-name="P1"><text:span text:style-name="T6">Sampling robot states that meet specified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8" draw:id="id8" draw:layer="layout" svg:width="4.655cm" svg:height="2.367cm" svg:x="10.464cm" svg:y="15.213cm">
          <text:p text:style-name="P1"><text:span text:style-name="T5">Planning Request</text:span></text:p>
          <text:p text:style-name="P1"><text:span text:style-name="T5">Adapter</text:span></text:p>
          <text:p text:style-name="P1"><text:span text:style-name="T6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4.655cm" svg:height="1.905cm" svg:x="16.473cm" svg:y="15.413cm">
          <text:p text:style-name="P1"><text:span text:style-name="T5">Planning Interface</text:span></text:p>
          <text:p text:style-name="P1"><text:span text:style-name="T6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5" draw:id="id25" draw:layer="layout" svg:width="4.655cm" svg:height="1.905cm" svg:x="2.44cm" svg:y="21.39cm">
          <text:p text:style-name="P1"><text:span text:style-name="T5">Trajectory Execution</text:span></text:p>
          <text:p text:style-name="P1"><text:span text:style-name="T6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7.984cm" svg:height="1.045cm" svg:x="1.176cm" svg:y="37.904cm">
          <draw:text-box>
            <text:p><text:span text:style-name="T3">Legend</text:span></text:p>
          </draw:text-box>
        </draw:frame>
        <draw:custom-shape draw:style-name="gr7" draw:text-style-name="P3" draw:layer="layout" svg:width="3.42cm" svg:height="1.117cm" svg:x="2.335cm" svg:y="40.775cm">
          <text:p text:style-name="P1"><text:span text:style-name="T11">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39.37cm">
          <text:p text:style-name="P1"><text:span text:style-name="T5">MoveIt Componen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42cm" svg:height="1.117cm" svg:x="6.74cm" svg:y="39.423cm">
          <text:p text:style-name="P1"><text:span text:style-name="T1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1.23cm" svg:y1="40.923cm" svg:x2="13.135cm" svg:y2="40.923cm">
          <text:p/>
        </draw:line>
        <draw:line draw:style-name="gr10" draw:text-style-name="P1" draw:layer="layout" svg:x1="11.231cm" svg:y1="41.524cm" svg:x2="13.136cm" svg:y2="41.524cm">
          <text:p/>
        </draw:line>
        <draw:frame draw:style-name="gr11" draw:text-style-name="P5" draw:layer="layout" svg:width="4.461cm" svg:height="0.637cm" svg:x="13.57cm" svg:y="40.605cm">
          <draw:text-box>
            <text:p><text:span text:style-name="T12">Conceptual Dependency</text:span></text:p>
          </draw:text-box>
        </draw:frame>
        <draw:frame draw:style-name="gr11" draw:text-style-name="P5" draw:layer="layout" svg:width="1.074cm" svg:height="0.637cm" svg:x="13.57cm" svg:y="41.206cm">
          <draw:text-box>
            <text:p><text:span text:style-name="T12">Input</text:span></text:p>
          </draw:text-box>
        </draw:frame>
        <draw:custom-shape draw:style-name="gr6" draw:text-style-name="P3" xml:id="id27" draw:id="id27" draw:layer="layout" svg:width="4.655cm" svg:height="1.905cm" svg:x="2.63cm" svg:y="30.915cm">
          <text:p text:style-name="P1"><text:span text:style-name="T5">Grasp Place Evaluation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4" draw:id="id24" draw:layer="layout" svg:width="4.655cm" svg:height="1.905cm" svg:x="7.607cm" svg:y="12.253cm">
          <text:p text:style-name="P1"><text:span text:style-name="T5">Trajectory Processing</text:span></text:p>
          <text:p text:style-name="P1"><text:span text:style-name="T6">Time parameterization, shortcutting, smoothing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934cm" svg:y1="14.158cm" svg:x2="4.767cm" svg:y2="21.39cm" draw:start-shape="id24" draw:start-glue-point="2" draw:end-shape="id25" draw:end-glue-point="0" svg:d="m9934 14158-5167 7232">
          <text:p/>
        </draw:connector>
        <draw:connector draw:style-name="gr3" draw:text-style-name="P1" draw:layer="layout" draw:type="lines" svg:x1="9.934cm" svg:y1="23.295cm" svg:x2="22.012cm" svg:y2="25.4cm" draw:start-shape="id7" draw:start-glue-point="2" draw:end-shape="id23" draw:end-glue-point="0" svg:d="m9934 23295v501l12078 1102v502">
          <text:p/>
        </draw:connector>
        <draw:custom-shape draw:style-name="gr6" draw:text-style-name="P3" xml:id="id26" draw:id="id26" draw:layer="layout" svg:width="4.655cm" svg:height="1.905cm" svg:x="2.255cm" svg:y="4.65cm">
          <text:p text:style-name="P1"><text:span text:style-name="T5">Kinematics Base</text:span></text:p>
          <text:p text:style-name="P1"><text:span text:style-name="T6">Base class for kinematics implementa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draw:line-skew="3.139cm" svg:x1="4.582cm" svg:y1="6.555cm" svg:x2="4.582cm" svg:y2="12.253cm" draw:start-shape="id26" draw:start-glue-point="2" draw:end-shape="id5" draw:end-glue-point="0" svg:d="m4582 6555v3640 1556 502">
          <text:p/>
        </draw:connector>
        <draw:connector draw:style-name="gr3" draw:text-style-name="P1" draw:layer="layout" draw:type="lines" svg:x1="6.91cm" svg:y1="5.602cm" svg:x2="13.115cm" svg:y2="5.602cm" draw:start-shape="id26" draw:start-glue-point="1" draw:end-shape="id1" draw:end-glue-point="3" svg:d="m6910 5602h501 5202 502">
          <text:p/>
        </draw:connector>
        <draw:frame draw:style-name="gr12" draw:layer="layout" svg:width="5.11cm" svg:height="0.832cm" svg:x="23.12cm" svg:y="21.08cm">
          <draw:text-box>
            <text:p><text:span text:style-name="T3">User Space</text:span></text:p>
          </draw:text-box>
        </draw:frame>
        <draw:connector draw:style-name="gr3" draw:text-style-name="P1" draw:layer="layout" draw:type="lines" svg:x1="9.934cm" svg:y1="14.158cm" svg:x2="9.934cm" svg:y2="21.39cm" draw:start-shape="id24" draw:start-glue-point="2" draw:end-shape="id7" draw:end-glue-point="0" svg:d="m9934 14158v501 6229 502">
          <text:p/>
        </draw:connector>
        <draw:custom-shape draw:style-name="gr7" draw:text-style-name="P3" xml:id="id32" draw:id="id32" draw:layer="layout" svg:width="3.284cm" svg:height="1.117cm" svg:x="17.78cm" svg:y="32.285cm">
          <text:p text:style-name="P1"><text:span text:style-name="T11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7.285cm" svg:y1="31.867cm" svg:x2="11.715cm" svg:y2="32.507cm" draw:start-shape="id27" draw:end-shape="id28" draw:end-glue-point="3" svg:d="m7285 31867h501l3427 640h502">
          <text:p/>
        </draw:connector>
        <draw:connector draw:style-name="gr3" draw:text-style-name="P1" draw:layer="layout" draw:type="lines" svg:x1="19.685cm" svg:y1="26.352cm" svg:x2="16.34cm" svg:y2="28.892cm" draw:start-shape="id23" draw:end-shape="id20" svg:d="m19685 26352h-502l-2342 2540h-501">
          <text:p/>
        </draw:connector>
        <draw:frame draw:style-name="gr5" draw:text-style-name="P6" draw:layer="layout" svg:width="3.175cm" svg:height="1.045cm" svg:x="24.13cm" svg:y="0.752cm">
          <draw:text-box>
            <text:p text:style-name="P6"><text:span text:style-name="T4">20 Nov 2012</text:span></text:p>
          </draw:text-box>
        </draw:frame>
        <draw:custom-shape draw:style-name="gr7" draw:text-style-name="P3" xml:id="id29" draw:id="id29" draw:layer="layout" svg:width="3.284cm" svg:height="1.117cm" svg:x="16.11cm" svg:y="2.54cm">
          <text:p text:style-name="P1"><text:span text:style-name="T11">SRDF</text:span><text:span text:style-name="T6"> –</text:span><text:span text:style-name="T11"> </text:span><text:span text:style-name="T6">Semantic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752cm" svg:y1="3.657cm" svg:x2="15.442cm" svg:y2="4.65cm" draw:start-shape="id29" draw:start-glue-point="2" draw:end-shape="id1" draw:end-glue-point="0" svg:d="m17752 3657v501l-2310-10v502">
          <text:p/>
        </draw:connector>
        <draw:custom-shape draw:style-name="gr6" draw:text-style-name="P3" xml:id="id30" draw:id="id30" draw:layer="layout" svg:width="4.655cm" svg:height="1.905cm" svg:x="18.84cm" svg:y="27.94cm">
          <text:p text:style-name="P1"><text:span text:style-name="T5">Commander</text:span></text:p>
          <text:p text:style-name="P1"><text:span text:style-name="T6">Python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s" svg:x1="18.84cm" svg:y1="28.892cm" svg:x2="16.34cm" svg:y2="28.892cm" draw:start-shape="id30" draw:start-glue-point="3" draw:end-shape="id20" draw:end-glue-point="1" svg:d="m18840 28892h-502-1497-501">
          <text:p/>
        </draw:connector>
        <draw:custom-shape draw:style-name="gr6" draw:text-style-name="P3" xml:id="id21" draw:id="id21" draw:layer="layout" svg:width="4.655cm" svg:height="1.905cm" svg:x="7.62cm" svg:y="24.765cm">
          <text:p text:style-name="P1"><text:span text:style-name="T5">Plan Execution</text:span></text:p>
          <text:p text:style-name="P1"><text:span text:style-name="T6">Computes and executes motion pla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9.947cm" svg:y1="26.67cm" svg:x2="11.685cm" svg:y2="28.892cm" draw:start-shape="id21" draw:start-glue-point="2" draw:end-shape="id20" svg:d="m9947 26670v501l1236 1721h502">
          <text:p/>
        </draw:connector>
        <draw:connector draw:style-name="gr3" draw:text-style-name="P1" draw:layer="layout" draw:type="lines" svg:x1="9.934cm" svg:y1="23.295cm" svg:x2="9.947cm" svg:y2="24.765cm" draw:start-shape="id7" draw:start-glue-point="2" draw:end-shape="id21" svg:d="m9934 23295v501l13 467v502">
          <text:p/>
        </draw:connector>
        <draw:connector draw:style-name="gr3" draw:text-style-name="P1" draw:layer="layout" draw:type="lines" svg:x1="4.767cm" svg:y1="23.295cm" svg:x2="9.947cm" svg:y2="24.765cm" draw:start-shape="id25" draw:start-glue-point="2" draw:end-shape="id21" draw:end-glue-point="0" svg:d="m4767 23295v501l5180 467v502">
          <text:p/>
        </draw:connector>
        <draw:connector draw:style-name="gr3" draw:text-style-name="P1" draw:layer="layout" draw:type="lines" svg:x1="4.867cm" svg:y1="29.845cm" svg:x2="21.167cm" svg:y2="29.845cm" draw:start-shape="id10" draw:start-glue-point="2" draw:end-shape="id30" draw:end-glue-point="2" svg:d="m4867 29845v501h16300v-501">
          <text:p/>
        </draw:connector>
        <draw:connector draw:style-name="gr3" draw:text-style-name="P1" draw:layer="layout" draw:type="lines" svg:x1="22.012cm" svg:y1="25.4cm" svg:x2="23.31cm" svg:y2="24.13cm" draw:start-shape="id23" draw:end-shape="id31" draw:end-glue-point="2" svg:d="m22012 25400v-502l1298-267v-501">
          <text:p/>
        </draw:connector>
        <draw:custom-shape draw:style-name="gr6" draw:text-style-name="P3" xml:id="id28" draw:id="id28" draw:layer="layout" svg:width="4.655cm" svg:height="1.905cm" svg:x="11.715cm" svg:y="31.555cm">
          <text:p text:style-name="P1"><text:span text:style-name="T5">Pick Place Planner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4.012cm" svg:y1="29.845cm" svg:x2="19.422cm" svg:y2="32.285cm" draw:start-shape="id20" draw:start-glue-point="2" draw:end-shape="id32" draw:end-glue-point="0" svg:d="m14012 29845v501l5410 1437v502">
          <text:p/>
        </draw:connector>
        <draw:connector draw:style-name="gr8" draw:text-style-name="P1" draw:layer="layout" draw:type="lines" svg:x1="16.37cm" svg:y1="32.507cm" svg:x2="17.78cm" svg:y2="32.843cm" draw:start-shape="id28" draw:end-shape="id32" svg:d="m16370 32507h501l408 336h501">
          <text:p/>
        </draw:connector>
        <draw:connector draw:style-name="gr3" draw:text-style-name="P1" draw:layer="layout" draw:type="lines" svg:x1="14.012cm" svg:y1="29.845cm" svg:x2="14.042cm" svg:y2="31.555cm" draw:start-shape="id20" draw:start-glue-point="2" draw:end-shape="id28" draw:end-glue-point="0" svg:d="m14012 29845v501l30 707v502">
          <text:p/>
        </draw:connector>
        <draw:connector draw:style-name="gr3" draw:text-style-name="P1" draw:layer="layout" draw:type="lines" svg:x1="15.442cm" svg:y1="23.295cm" svg:x2="7.285cm" svg:y2="31.867cm" draw:start-shape="id9" draw:start-glue-point="2" draw:end-shape="id27" svg:d="m15442 23295v501l-7656 8071h-501">
          <text:p/>
        </draw:connector>
        <draw:custom-shape draw:style-name="gr6" draw:text-style-name="P3" xml:id="id20" draw:id="id20" draw:layer="layout" svg:width="4.655cm" svg:height="1.905cm" svg:x="11.685cm" svg:y="27.94cm">
          <text:p text:style-name="P1"><text:span text:style-name="T5">Move Group</text:span></text:p>
          <text:p text:style-name="P1"><text:span text:style-name="T6">Action interface for mo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2-11-20T18:58:42</dc:date>
    <dc:creator>Ioan Sucan</dc:creator>
    <meta:editing-duration>P1DT6H49M7S</meta:editing-duration>
    <meta:editing-cycles>31</meta:editing-cycles>
    <meta:generator>LibreOffice/3.5$Linux_X86_64 LibreOffice_project/350m1$Build-2</meta:generator>
    <meta:printed-by>David Coleman</meta:printed-by>
    <meta:print-date>2012-06-08T13:46:18</meta:print-date>
    <meta:document-statistic meta:object-count="93"/>
  </office:meta>
</office:document-meta>
</file>